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2pt" style:text-underline-style="none" fo:font-weight="normal" officeooo:rsid="0023abe3" officeooo:paragraph-rsid="0023abe3"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fo:font-size="12pt" style:text-underline-style="none" fo:font-weight="normal" officeooo:rsid="0018d27a" officeooo:paragraph-rsid="0018d27a"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style:text-underline-style="none" fo:font-weight="normal" officeooo:rsid="0045a21b" officeooo:paragraph-rsid="0045a21b"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fo:font-size="12pt" officeooo:rsid="00169b50" officeooo:paragraph-rsid="00169b50" style:font-size-asian="10.5pt" style:font-size-complex="12pt"/>
    </style:style>
    <style:style style:name="P5" style:family="paragraph" style:parent-style-name="Standard">
      <style:paragraph-properties fo:line-height="150%" fo:text-align="center" style:justify-single-word="false"/>
      <style:text-properties fo:font-size="24pt" style:font-size-asian="21pt" style:font-size-complex="24pt"/>
    </style:style>
    <style:style style:name="P6" style:family="paragraph" style:parent-style-name="Standard">
      <style:paragraph-properties fo:line-height="150%" fo:text-align="center" style:justify-single-word="false"/>
      <style:text-properties fo:font-size="24pt" officeooo:rsid="00169b50" officeooo:paragraph-rsid="00169b50" style:font-size-asian="21pt" style:font-size-complex="24pt"/>
    </style:style>
    <style:style style:name="P7" style:family="paragraph" style:parent-style-name="Standard">
      <style:paragraph-properties fo:line-height="150%" fo:text-align="start" style:justify-single-word="false"/>
      <style:text-properties fo:font-size="36pt" style:text-underline-style="solid" style:text-underline-width="auto" style:text-underline-color="font-color" fo:font-weight="bold" officeooo:rsid="0018d27a" officeooo:paragraph-rsid="0018d27a" style:font-size-asian="36pt" style:font-weight-asian="bold" style:font-size-complex="36pt" style:font-weight-complex="bold"/>
    </style:style>
    <style:style style:name="P8" style:family="paragraph" style:parent-style-name="Standard">
      <style:paragraph-properties fo:line-height="150%" fo:text-align="start" style:justify-single-word="false"/>
      <style:text-properties fo:font-size="36pt" style:text-underline-style="solid" style:text-underline-width="auto" style:text-underline-color="font-color" fo:font-weight="bold" officeooo:rsid="0023abe3" officeooo:paragraph-rsid="0023abe3" style:font-size-asian="31.5pt" style:font-weight-asian="bold" style:font-size-complex="36pt" style:font-weight-complex="bold"/>
    </style:style>
    <style:style style:name="P9" style:family="paragraph" style:parent-style-name="Standard">
      <style:paragraph-properties fo:line-height="150%" fo:text-align="start" style:justify-single-word="false"/>
      <style:text-properties fo:font-size="36pt" style:text-underline-style="solid" style:text-underline-width="auto" style:text-underline-color="font-color" fo:font-weight="bold" officeooo:rsid="0045a21b" officeooo:paragraph-rsid="0045a21b" style:font-size-asian="31.5pt" style:font-weight-asian="bold" style:font-size-complex="36pt" style:font-weight-complex="bold"/>
    </style:style>
    <style:style style:name="P10" style:family="paragraph" style:parent-style-name="Standard">
      <style:paragraph-properties fo:line-height="150%" fo:text-align="start" style:justify-single-word="false" fo:break-before="page"/>
      <style:text-properties fo:font-size="36pt" style:text-underline-style="solid" style:text-underline-width="auto" style:text-underline-color="font-color" fo:font-weight="bold" officeooo:rsid="0023abe3" officeooo:paragraph-rsid="0023abe3" style:font-size-asian="31.5pt" style:font-weight-asian="bold" style:font-size-complex="36pt" style:font-weight-complex="bold"/>
    </style:style>
    <style:style style:name="P11" style:family="paragraph" style:parent-style-name="Standard" style:list-style-name="L1">
      <style:paragraph-properties fo:line-height="150%" fo:text-align="start" style:justify-single-word="false"/>
      <style:text-properties fo:font-size="12pt" style:text-underline-style="none" fo:font-weight="normal" officeooo:rsid="00338849" officeooo:paragraph-rsid="00338849"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style:text-underline-style="none" fo:font-weight="normal" officeooo:rsid="00255ee4" officeooo:paragraph-rsid="00255ee4"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style:text-underline-style="none" fo:font-weight="normal" officeooo:rsid="0026e358" officeooo:paragraph-rsid="0026e358"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style:text-underline-style="none" fo:font-weight="normal" officeooo:rsid="00284749" officeooo:paragraph-rsid="00284749"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style:text-underline-style="none" fo:font-weight="normal" officeooo:rsid="002b248d" officeooo:paragraph-rsid="002b248d"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style:text-underline-style="none" fo:font-weight="normal" officeooo:rsid="0028df60" officeooo:paragraph-rsid="0028df60"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style:text-underline-style="none" fo:font-weight="normal" officeooo:rsid="0029d7b6" officeooo:paragraph-rsid="0029d7b6"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style:text-underline-style="none" fo:font-weight="normal" officeooo:rsid="0030a653" officeooo:paragraph-rsid="0030a653"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style:text-underline-style="none" fo:font-weight="normal" officeooo:rsid="0031028b" officeooo:paragraph-rsid="0031028b"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style:text-underline-style="none" fo:font-weight="normal" officeooo:rsid="003f209b" officeooo:paragraph-rsid="003f209b" style:font-size-asian="10.5pt" style:font-weight-asian="normal" style:font-size-complex="12pt" style:font-weight-complex="normal"/>
    </style:style>
    <style:style style:name="P21" style:family="paragraph" style:parent-style-name="Standard" style:list-style-name="L2">
      <style:paragraph-properties fo:line-height="150%" fo:text-align="start" style:justify-single-word="false"/>
      <style:text-properties fo:font-size="12pt" style:text-underline-style="none" fo:font-weight="normal" officeooo:rsid="0048bba9" officeooo:paragraph-rsid="0048bba9"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36pt" style:text-underline-style="solid" style:text-underline-width="auto" style:text-underline-color="font-color" fo:font-weight="bold" officeooo:rsid="004a6e34" officeooo:paragraph-rsid="004a6e34" style:font-size-asian="31.5pt" style:font-weight-asian="bold" style:font-size-complex="36pt" style:font-weight-complex="bold"/>
    </style:style>
    <style:style style:name="P23" style:family="paragraph" style:parent-style-name="Standard">
      <style:paragraph-properties fo:line-height="150%" fo:text-align="start" style:justify-single-word="false"/>
      <style:text-properties fo:font-size="36pt" style:text-underline-style="solid" style:text-underline-width="auto" style:text-underline-color="font-color" fo:font-weight="bold" officeooo:rsid="004b8ba6" officeooo:paragraph-rsid="004b8ba6" style:font-size-asian="31.5pt" style:font-weight-asian="bold" style:font-size-complex="36pt" style:font-weight-complex="bold"/>
    </style:style>
    <style:style style:name="P24" style:family="paragraph" style:parent-style-name="Standard">
      <style:paragraph-properties fo:line-height="150%" fo:text-align="start" style:justify-single-word="false" fo:break-before="page"/>
      <style:text-properties fo:font-size="36pt" style:text-underline-style="solid" style:text-underline-width="auto" style:text-underline-color="font-color" fo:font-weight="bold" officeooo:rsid="003f209b" officeooo:paragraph-rsid="003f209b" style:font-size-asian="31.5pt" style:font-weight-asian="bold" style:font-size-complex="36pt" style:font-weight-complex="bold"/>
    </style:style>
    <style:style style:name="T1" style:family="text">
      <style:text-properties fo:color="#000000" style:text-underline-style="none"/>
    </style:style>
    <style:style style:name="T2" style:family="text">
      <style:text-properties officeooo:rsid="0019becd"/>
    </style:style>
    <style:style style:name="T3" style:family="text">
      <style:text-properties officeooo:rsid="001d6d63"/>
    </style:style>
    <style:style style:name="T4" style:family="text">
      <style:text-properties officeooo:rsid="0023a99d"/>
    </style:style>
    <style:style style:name="T5" style:family="text">
      <style:text-properties officeooo:rsid="002c65f9"/>
    </style:style>
    <style:style style:name="T6" style:family="text">
      <style:text-properties officeooo:rsid="002d13fb"/>
    </style:style>
    <style:style style:name="T7" style:family="text">
      <style:text-properties officeooo:rsid="002e4b6b"/>
    </style:style>
    <style:style style:name="T8" style:family="text">
      <style:text-properties officeooo:rsid="00320e66"/>
    </style:style>
    <style:style style:name="T9" style:family="text">
      <style:text-properties officeooo:rsid="00353a8a"/>
    </style:style>
    <style:style style:name="T10" style:family="text">
      <style:text-properties officeooo:rsid="00363249"/>
    </style:style>
    <style:style style:name="T11" style:family="text">
      <style:text-properties officeooo:rsid="003680b3"/>
    </style:style>
    <style:style style:name="T12" style:family="text">
      <style:text-properties officeooo:rsid="0038cd64"/>
    </style:style>
    <style:style style:name="T13" style:family="text">
      <style:text-properties officeooo:rsid="003d750d"/>
    </style:style>
    <style:style style:name="T14" style:family="text">
      <style:text-properties officeooo:rsid="003f73c0"/>
    </style:style>
    <style:style style:name="T15" style:family="text">
      <style:text-properties officeooo:rsid="0046209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Caesar Crypt</text:p>
      <text:p text:style-name="P6">-</text:p>
      <text:p text:style-name="P6">Commodu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reator: Joel Cool-Panama</text:p>
      <text:p text:style-name="P4">&lt;<text:a xlink:type="simple" xlink:href="mailto:mr.jkuhl@gmail.com" text:style-name="Internet_20_link"><text:span text:style-name="T1">mr.jkuhl@gmail.com</text:span></text:a>&gt;</text:p>
      <text:p text:style-name="P7"><text:soft-page-break/></text:p>
      <text:p text:style-name="P7">Overview</text:p>
      <text:p text:style-name="P2"/>
      <text:p text:style-name="P2"><text:tab/>Caesar Crypt is an encrypted note taking program. The program uses a Caesar cipher, which is <text:span text:style-name="T4">adjusted</text:span> by the user, to jumble the characters in their notes so as to make the notes unreadable. <text:span text:style-name="T2">When a note is finished being edited, it is put through the cipher and stored in the SQLite database on the mobile device, and when it is requested again, the enciphered text is read back through the cipher, restoring it to a readable format. Caesar Crypt adds another layer of security onto one's personal documents on their mobile devices.</text:span></text:p>
      <text:p text:style-name="P2"/>
      <text:p text:style-name="P2"><text:tab/><text:span text:style-name="T3">The Caesar Crypt app is targeted at privacy conscious individuals, who wish to create burden for any person who has gained unauthorized access to their mobile device. By enciphering the note details before the aforementioned are even stored on the device, burden is even present some one who might be able to gain file system access without having to enter the user's password to begin with. In this way, Caesar Crypt definitely increases the difficulty by which a person's details may be stolen from their mobile device, and is an app which all individuals should strongly consider for themselves.</text:span></text:p>
      <text:p text:style-name="P10"/>
      <text:p text:style-name="P8">App Walkthrough</text:p>
      <text:p text:style-name="P1"/>
      <text:list xml:id="list6595598069157526889" text:style-name="L1">
        <text:list-item>
          <text:p text:style-name="P11">When the app is first opened, the user is shown <text:span text:style-name="T11">the first page view, which will list their notes</text:span>, which are read in from the database with a SELECT query. All together, there <text:span text:style-name="T9">is a “Shift” button in the top left, a “New” button, and an “About” button, in the bottom left and right respectively.</text:span></text:p>
        </text:list-item>
        <text:list-item>
          <text:p text:style-name="P12">The notes are encipher<text:span text:style-name="T8">ed</text:span>, and so must be deciphered with the shift chosen by the user, through the <text:span text:style-name="T10">shift</text:span> button on the top left.</text:p>
        </text:list-item>
        <text:list-item>
          <text:p text:style-name="P13">Once the text of the notes have be deciphered, the titles of the notes are listed in the first page view, with the most recent notes listed first.</text:p>
        </text:list-item>
        <text:list-item>
          <text:p text:style-name="P14">The user may click on any one of the note titles listed, and when they do that note will be opened in the second page view, with “Back” and “Delete” buttons on the bottom left and right, respectively, <text:span text:style-name="T6">and a “Shift” button in the top left, which modifies cipher shift value for that note.</text:span></text:p>
        </text:list-item>
        <text:list-item>
          <text:p text:style-name="P15">When the user does open a note, a NoteObject is created, and the enciphered text passed to it. The enciphered text is deciphered with the global shift <text:span text:style-name="T13">value</text:span>, <text:span text:style-name="T5">and placed into the Title and Body text fields.</text:span></text:p>
        </text:list-item>
        <text:list-item>
          <text:p text:style-name="P16">The aforementioned back button w<text:span text:style-name="T12">ill</text:span> return the user to the first page view, which lists all the notes, as previously stated.</text:p>
        </text:list-item>
        <text:list-item>
          <text:p text:style-name="P16">The delete button, however, runs a delete statement on the database, deleting the note in question, and refreshes the note listing in the first page view, and returns the user there.</text:p>
        </text:list-item>
        <text:list-item>
          <text:p text:style-name="P17">Back in the first page view, the user may create a new note by clicking the “New” button.</text:p>
        </text:list-item>
        <text:list-item>
          <text:p text:style-name="P17">Upon clicking the new button, the second page view is shown again. However, the note title and body fields are blank, and a new set of buttons is shown in the bottom left and right, “Done” and “Cancel.” <text:span text:style-name="T7">There is also the “Shift” button, still present in the top left, which chooses the shift by which the note will be enciphered, and which still defaults to </text:span><text:soft-page-break/><text:span text:style-name="T7">the current global value.</text:span></text:p>
        </text:list-item>
        <text:list-item>
          <text:p text:style-name="P18">The done button, when clicked, takes the text from the Title and Body fields, enciphers them, and uses an INSERT statement to place them into the database. When this is done, the user is taken back to the list page view, which refreshes and shows the new note.</text:p>
        </text:list-item>
        <text:list-item>
          <text:p text:style-name="P19">The cancel button, however, simple returns the user to the first page view, and empties the Title and Body fields.</text:p>
        </text:list-item>
        <text:list-item>
          <text:p text:style-name="P20">The “About” button on the first page view, takes the user to the third and final page view, where they can read about the version number, author <text:span text:style-name="T14">and contact </text:span>information, and license information. <text:span text:style-name="T15">A “Back” button is also present on this page, which brings the user back to the list page view.</text:span></text:p>
        </text:list-item>
      </text:list>
      <text:p text:style-name="P24"/>
      <text:p text:style-name="P23">Wireframes</text:p>
      <text:p text:style-name="P24"/>
      <text:p text:style-name="P22">Page View Flow</text:p>
      <text:p text:style-name="P24"/>
      <text:p text:style-name="P9">Native Feature</text:p>
      <text:p text:style-name="P3"/>
      <text:list xml:id="list5956482836283056016" text:style-name="L2">
        <text:list-item>
          <text:p text:style-name="P21">The app makes use of the Phonegap SQLite database implementation.</text:p>
        </text:list-item>
        <text:list-item>
          <text:p text:style-name="P21">All SQL queries are used on the list page view, in order to get and insert in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20:17:05.321862631</meta:creation-date>
    <meta:generator>LibreOffice/4.2.7.2$Linux_x86 LibreOffice_project/420m0$Build-2</meta:generator>
    <dc:date>2015-04-21T10:40:58.915863477</dc:date>
    <meta:editing-duration>PT1H19M23S</meta:editing-duration>
    <meta:editing-cycles>53</meta:editing-cycles>
    <dc:creator>Charlie </dc:creator>
    <meta:document-statistic meta:table-count="0" meta:image-count="0" meta:object-count="0" meta:page-count="7" meta:paragraph-count="26" meta:word-count="708" meta:character-count="3926" meta:non-whitespace-character-count="3256"/>
  </office:meta>
</office:document-meta>
</file>